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Pavlo,</text:p>
      <text:p text:style-name="Normal">V tento den plný lásky, chci, aby ses cítila stejně zvláštně a jedinečně, jak jsi pro mě osobně. Jako dva lvi v džungli bytu, každý s vlastním srdcem plným vášně a síly, sdílíme nejen zvířecí znamení, ale i nezkrotnou touhu chránit to, na čem nám záleží. Tvá odvaha bojovat proti nespravedlnosti a tvůj zápal pro obranu slabších jsou pro mě inspirací. Přeji ti, aby nad tebou archanděl Raquel stále bděl, dodával ti sílu a odvahu, a aby ve tvém životě vládla spravedlnost a harmonie, kterou si zasloužíš. Ať je tvůj Valentýn stejně vznešený a plný něhy, jako je mocný Lev ve své královské kráse.</text:p>
      <text:p text:style-name="Normal">S úctou a obdivem, který přesahuje pouhé slova, ti přeji Valentýna, kde láska a spravedlnost jdou ruku v ruce, tvoříc neoddělitelné spojení, jež osvětluje temné kouty světa. Tvůj společník ve znamení, v duchu toho nejčistšího přátelství a s pocity, které se snad jednoho dne vyvinou do něčeho ještě hlubšího, tebou neustále obdivuje a podporuje na tvé cestě za spravedlnost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